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2D0CD8AF306.png" manifest:media-type="image/png"/>
  <manifest:file-entry manifest:full-path="Pictures/1000000000000500000002D0F6A8F19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_5f_-notes">
      <style:graphic-properties draw:fill-color="#ffffff" fo:min-height="13.8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4.8999996185303pt" fo:hyphenate="false"/>
    </style:style>
    <style:style style:name="P4" style:family="paragraph">
      <loext:graphic-properties draw:fill-color="#ffffff"/>
      <style:text-properties fo:font-size="22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0">
        <draw:frame draw:name="Title 2" presentation:style-name="pr1" draw:text-style-name="P2" draw:layer="layout" svg:width="20.518cm" svg:height="5.597cm" svg:x="3.741cm" svg:y="5.156cm" presentation:class="title" presentation:user-transformed="true">
          <draw:text-box>
            <text:p text:style-name="P1"><text:span text:style-name="T1">👋 <text:s text:c="3"/></text:span><text:span text:style-name="T1">I’m Anthony Ngo</text:span></text:p>
          </draw:text-box>
        </draw:frame>
        <draw:frame draw:name="Subtitle 3" presentation:style-name="pr2" draw:text-style-name="P3" draw:layer="layout" svg:width="20.525cm" svg:height="1.049cm" svg:x="3.741cm" svg:y="10.75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21.107cm" svg:height="11.524cm" svg:x="1.679cm" svg:y="2.335cm" draw:page-number="1" presentation:class="page"/>
          <draw:frame presentation:style-name="pr3" draw:text-style-name="P4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500000002D0CD8AF306.png" xlink:type="simple" xlink:show="embed" xlink:actuate="onLoad"/>
    <draw:fill-image draw:name="msFillBitmap_20_2" draw:display-name="msFillBitmap 2" xlink:href="Pictures/1000000100000500000002D0CD8AF306.png" xlink:type="simple" xlink:show="embed" xlink:actuate="onLoad"/>
    <draw:fill-image draw:name="msFillBitmap_20_3" draw:display-name="msFillBitmap 3" xlink:href="Pictures/1000000100000500000002D0CD8AF306.png" xlink:type="simple" xlink:show="embed" xlink:actuate="onLoad"/>
    <draw:fill-image draw:name="msFillBitmap_20_4" draw:display-name="msFillBitmap 4" xlink:href="Pictures/1000000000000500000002D0F6A8F19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ueprint_20_Plans-background" style:display-name="Blueprint Plan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ueprint_20_Plans-outline3" style:display-name="Blueprint Plans-outline3" style:family="presentation" style:parent-style-name="Blueprint_20_Plans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ueprint_20_Plans-outline4" style:display-name="Blueprint Plans-outline4" style:family="presentation" style:parent-style-name="Blueprint_20_Plans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ueprint_20_Plans-outline5" style:display-name="Blueprint Plans-outline5" style:family="presentation" style:parent-style-name="Blueprint_20_Plans-outline4">
      <style:paragraph-properties fo:margin-top="0.1cm" fo:margin-bottom="0cm"/>
      <style:text-properties fo:font-size="20pt" style:font-size-asian="20pt" style:font-size-complex="20pt"/>
    </style:style>
    <style:style style:name="Blueprint_20_Plans-outline6" style:display-name="Blueprint Plans-outline6" style:family="presentation" style:parent-style-name="Blueprint_20_Plans-outline5">
      <style:paragraph-properties fo:margin-top="0.1cm" fo:margin-bottom="0cm"/>
      <style:text-properties fo:font-size="20pt" style:font-size-asian="20pt" style:font-size-complex="20pt"/>
    </style:style>
    <style:style style:name="Blueprint_20_Plans-outline7" style:display-name="Blueprint Plans-outline7" style:family="presentation" style:parent-style-name="Blueprint_20_Plans-outline6">
      <style:paragraph-properties fo:margin-top="0.1cm" fo:margin-bottom="0cm"/>
      <style:text-properties fo:font-size="20pt" style:font-size-asian="20pt" style:font-size-complex="20pt"/>
    </style:style>
    <style:style style:name="Blueprint_20_Plans-outline8" style:display-name="Blueprint Plans-outline8" style:family="presentation" style:parent-style-name="Blueprint_20_Plans-outline7">
      <style:paragraph-properties fo:margin-top="0.1cm" fo:margin-bottom="0cm"/>
      <style:text-properties fo:font-size="20pt" style:font-size-asian="20pt" style:font-size-complex="20pt"/>
    </style:style>
    <style:style style:name="Blueprint_20_Plans-outline9" style:display-name="Blueprint Plans-outline9" style:family="presentation" style:parent-style-name="Blueprint_20_Plans-outline8">
      <style:paragraph-properties fo:margin-top="0.1cm" fo:margin-bottom="0cm"/>
      <style:text-properties fo:font-size="20pt" style:font-size-asian="20pt" style:font-size-complex="20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font-style-asian="normal" style:font-weight-asian="normal" style:font-name-complex="Lucida Sans" style:font-family-complex="'Lucida Sans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false" style:shrink-to-fit="true" style:writing-mode="lr-tb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5f_-outline2" style:display-name="Title Slide_-outline2" style:family="presentation" style:parent-style-name="Title_20_Slide_5f_-outline1">
      <style:graphic-properties style:writing-mode="lr-tb"/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3" style:display-name="Title Slide_-outline3" style:family="presentation" style:parent-style-name="Title_20_Slide_5f_-outline2">
      <style:graphic-properties style:writing-mode="lr-tb"/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4" style:display-name="Title Slide_-outline4" style:family="presentation" style:parent-style-name="Title_20_Slide_5f_-outline3">
      <style:graphic-properties style:writing-mode="lr-tb"/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1.6000003814697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/>
      </style:text-properties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 style:writing-mode="lr-tb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aramond" fo:font-family="Garamond" fo:font-size="16.3999996185303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solid" draw:fill-color="#ffffff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5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svg:stroke-linecap="butt" draw:fill="none" loext:fill-use-slide-background="true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.018cm" svg:stroke-linecap="butt" draw:fill="solid" draw:fill-color="#bfbfbf" draw:opacity="60%" draw:textarea-vertical-align="top" draw:auto-grow-height="false" fo:min-height="14.41cm" fo:min-width="26.424cm" fo:padding-top="0.125cm" fo:padding-bottom="0.125cm" fo:padding-left="0.25cm" fo:padding-right="0.25cm" fo:wrap-option="wrap" loext:softedge-radius="0cm" loext:decorative="false">
        <loext:fill-complex-color loext:theme-type="ligh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18cm" svg:stroke-color="#262626" draw:stroke-linejoin="miter" svg:stroke-linecap="square" draw:fill="none" loext:fill-use-slide-background="false" draw:textarea-vertical-align="top" draw:auto-grow-height="false" fo:min-height="13.78cm" fo:min-width="25.794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8500"/>
          <loext:transformation loext:type="lumoff" loext:value="1500"/>
        </loext:stroke-complex-color>
      </style:graphic-properties>
    </style:style>
    <style:style style:name="Mgr7" style:family="graphic" style:parent-style-name="standard">
      <style:graphic-properties draw:stroke="none" svg:stroke-width="0.035cm" svg:stroke-linecap="butt" draw:fill="solid" draw:fill-color="#404040" draw:textarea-horizontal-align="justify" draw:textarea-vertical-align="middle" draw:auto-grow-height="false" draw:fit-to-size="false" style:shrink-to-fit="false" fo:min-height="15.502cm" fo:min-width="27.502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lummod" loext:value="7500"/>
          <loext:transformation loext:type="lumoff" loext:value="2500"/>
        </loext:fill-complex-color>
      </style:graphic-properties>
    </style:style>
    <style:style style:name="Mgr8" style:family="graphic" style:parent-style-name="standard">
      <style:graphic-properties draw:stroke="none" svg:stroke-width="0.018cm" svg:stroke-linecap="butt" draw:fill="none" loext:fill-use-slide-background="true" draw:textarea-vertical-align="top" draw:auto-grow-height="false" fo:min-height="9.645cm" fo:min-width="21.494cm" fo:padding-top="0.125cm" fo:padding-bottom="0.125cm" fo:padding-left="0.25cm" fo:padding-right="0.25cm" fo:wrap-option="wrap" draw:shadow="visible" draw:shadow-offset-x="0cm" draw:shadow-offset-y="0cm" draw:shadow-color="#000000" draw:shadow-opacity="66%" loext:shadow-blur="0.141cm" loext:softedge-radius="0cm" loext:decorative="false"/>
    </style:style>
    <style:style style:name="Mgr9" style:family="graphic" style:parent-style-name="standard">
      <style:graphic-properties draw:stroke="solid" svg:stroke-width="0.018cm" svg:stroke-color="#404040" draw:stroke-linejoin="miter" svg:stroke-linecap="square" draw:fill="none" loext:fill-use-slide-background="false" draw:textarea-vertical-align="top" draw:auto-grow-height="false" fo:min-height="9.018cm" fo:min-width="20.852cm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10" style:family="graphic" style:parent-style-name="standard">
      <style:graphic-properties draw:stroke="none" svg:stroke-width="0.035cm" svg:stroke-linecap="butt" draw:fill="solid" draw:fill-color="#96a9a9" draw:textarea-vertical-align="top" draw:auto-grow-height="false" fo:min-height="1.43cm" fo:min-width="3.91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Mgr11" style:family="graphic">
      <style:graphic-properties loext:decorative="false"/>
    </style:style>
    <style:style style:name="Mgr12" style:family="graphic" style:parent-style-name="standard">
      <style:graphic-properties draw:stroke="solid" svg:stroke-width="0.018cm" svg:stroke-color="#ffffff" draw:stroke-linejoin="miter" svg:stroke-linecap="butt" draw:fill="solid" draw:fill-color="#262626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fill-complex-color loext:theme-type="dark1" loext:color-type="theme">
          <loext:transformation loext:type="lummod" loext:value="8500"/>
          <loext:transformation loext:type="lumoff" loext:value="1500"/>
        </loext:fill-complex-color>
      </style:graphic-properties>
    </style:style>
    <style:style style:name="Mpr1" style:family="presentation" style:parent-style-name="Blueprint_20_Plans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20_Slide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Slide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0" style:family="paragraph">
      <loext:graphic-properties draw:fill="solid" draw:fill-color="#bfbfbf" draw:opacity="60%"/>
      <style:paragraph-properties fo:text-align="start"/>
      <style:text-properties fo:font-size="18pt"/>
    </style:style>
    <style:style style:name="MP11" style:family="paragraph">
      <loext:graphic-properties draw:fill="solid" draw:fill-color="#404040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2" style:family="paragraph">
      <loext:graphic-properties draw:fill="solid" draw:fill-color="#96a9a9"/>
      <style:paragraph-properties fo:text-align="start"/>
      <style:text-properties fo:font-size="18pt"/>
    </style:style>
    <style:style style:name="MP13" style:family="paragraph">
      <loext:graphic-properties draw:fill="solid" draw:fill-color="#262626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83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68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3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fo:background-color="transparent" style:font-size-asian="68pt" style:font-style-asian="normal" style:font-weight-asian="normal" style:font-size-complex="68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Blueprint_20_Plans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3" presentation:style-name="Mpr1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4" presentation:style-name="Mpr1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PlaceHolder 5" presentation:style-name="Mpr1" draw:text-style-name="MP7" draw:layer="backgroundobjects" svg:width="6.522cm" svg:height="1.084cm" svg:x="1.4cm" svg:y="14.347cm" presentation:class="date-time" presentation:user-transformed="true">
        <draw:text-box>
          <text:p text:style-name="MP1"><presentation:date-time/></text:p>
        </draw:text-box>
      </draw:frame>
      <draw:frame presentation:style-name="Blueprint_20_Plans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ueprint_20_Plans-title" draw:layer="backgroundobjects" svg:width="18.624cm" svg:height="10.476cm" svg:x="1.482cm" svg:y="2.123cm" presentation:class="page"/>
        <draw:frame presentation:style-name="Blueprint_20_Plan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Mpr4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2" presentation:style-name="Mpr4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PlaceHolder 3" presentation:style-name="Mpr4" draw:text-style-name="MP7" draw:layer="backgroundobjects" svg:width="6.522cm" svg:height="1.084cm" svg:x="1.4cm" svg:y="14.347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0cm" svg:height="0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9cm" svg:height="15.749cm" svg:x="0cm" svg:y="0cm">
        <draw:image xlink:href="Pictures/1000000100000500000002D0CD8AF306.png" xlink:type="simple" xlink:show="embed" xlink:actuate="onLoad" draw:mime-type="image/png">
          <text:p/>
        </draw:image>
      </draw:frame>
      <draw:frame draw:name="PlaceHolder 1" presentation:style-name="Default_20_1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Default_20_1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7" draw:text-style-name="MP7" draw:layer="backgroundobjects" svg:width="8.874cm" svg:height="1.084cm" svg:x="9.576cm" svg:y="14.347cm" presentation:class="footer" presentation:user-transformed="true">
        <draw:text-box>
          <text:p text:style-name="MP6"><text:span text:style-name="MT1"><presentation:footer/></text:span></text:p>
        </draw:text-box>
      </draw:frame>
      <draw:frame draw:name="PlaceHolder 4" presentation:style-name="Mpr7" draw:text-style-name="MP7" draw:layer="backgroundobjects" svg:width="6.522cm" svg:height="1.084cm" svg:x="20.076cm" svg:y="14.347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PlaceHolder 5" presentation:style-name="Mpr7" draw:text-style-name="MP7" draw:layer="backgroundobjects" svg:width="6.522cm" svg:height="1.084cm" svg:x="1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Standard-title" draw:layer="backgroundobjects" svg:width="25.198cm" svg:height="3.599cm" svg:x="1.4cm" svg:y="2.25cm" presentation:class="title" presentation:placeholder="true" presentation:user-transformed="true">
        <draw:text-box/>
      </draw:frame>
      <draw:frame draw:name="PlaceHolder 2" presentation:style-name="Standard-outline1" draw:layer="backgroundobjects" svg:width="25.198cm" svg:height="7.649cm" svg:x="1.4cm" svg:y="6.6cm" presentation:class="outline" presentation:placeholder="true" presentation:user-transformed="true">
        <draw:text-box/>
      </draw:frame>
      <draw:frame draw:name="PlaceHolder 3" presentation:style-name="Mpr10" draw:text-style-name="MP7" draw:layer="backgroundobjects" svg:width="8.874cm" svg:height="1.085cm" svg:x="9.576cm" svg:y="14.348cm" presentation:class="footer" presentation:user-transformed="true">
        <draw:text-box>
          <text:p text:style-name="MP6"><text:span text:style-name="MT2"><presentation:footer/></text:span></text:p>
        </draw:text-box>
      </draw:frame>
      <draw:frame draw:name="PlaceHolder 4" presentation:style-name="Mpr10" draw:text-style-name="MP7" draw:layer="backgroundobjects" svg:width="6.522cm" svg:height="1.085cm" svg:x="20.076cm" svg:y="14.34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PlaceHolder 5" presentation:style-name="Mpr10" draw:text-style-name="MP7" draw:layer="backgroundobjects" svg:width="6.522cm" svg:height="1.085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Standard-title" draw:layer="backgroundobjects" svg:width="0cm" svg:height="0cm" svg:x="0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9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0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1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2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3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3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3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3" draw:text-style-name="MP15" draw:layer="backgroundobjects" svg:width="20.518cm" svg:height="5.597cm" svg:x="3.741cm" svg:y="5.15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Date Placeholder 19" presentation:style-name="Mpr14" draw:text-style-name="MP17" draw:layer="backgroundobjects" svg:width="3.569cm" svg:height="1.115cm" svg:x="12.215cm" svg:y="3.08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presentation:style-name="Title_20_Slide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15" draw:text-style-name="MP2" draw:layer="backgroundobjects" svg:width="10.618cm" svg:height="1.536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5" draw:text-style-name="MP4" draw:layer="backgroundobjects" svg:width="10.618cm" svg:height="1.536cm" svg:x="13.849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6" draw:text-style-name="MP2" draw:layer="backgroundobjects" svg:width="10.618cm" svg:height="1.536cm" svg:x="0cm" svg:y="29.197cm" presentation:class="footer">
          <draw:text-box>
            <text:p text:style-name="MP1"><text:span text:style-name="MT5"><presentation:footer/></text:span></text:p>
          </draw:text-box>
        </draw:frame>
        <draw:frame presentation:style-name="Mpr16" draw:text-style-name="MP4" draw:layer="backgroundobjects" svg:width="10.618cm" svg:height="1.536cm" svg:x="13.849cm" svg:y="29.197cm" presentation:class="page-number">
          <draw:text-box>
            <text:p text:style-name="MP3"><text:span text:style-name="MT5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5">
      <loext:theme loext:name="SavonVTI">
        <loext:theme-colors loext:name="Custom 8">
          <loext:color loext:name="dark1" loext:color="#000000"/>
          <loext:color loext:name="light1" loext:color="#ffffff"/>
          <loext:color loext:name="dark2" loext:color="#696464"/>
          <loext:color loext:name="light2" loext:color="#e9e5dc"/>
          <loext:color loext:name="accent1" loext:color="#96a9a9"/>
          <loext:color loext:name="accent2" loext:color="#cb581f"/>
          <loext:color loext:name="accent3" loext:color="#a28e6a"/>
          <loext:color loext:name="accent4" loext:color="#956251"/>
          <loext:color loext:name="accent5" loext:color="#918485"/>
          <loext:color loext:name="accent6" loext:color="#855d5d"/>
          <loext:color loext:name="hyperlink" loext:color="#d0690c"/>
          <loext:color loext:name="followed-hyperlink" loext:color="#9696a0"/>
        </loext:theme-colors>
      </loext:theme>
      <draw:custom-shape draw:name="Rectangle 8" draw:style-name="Mgr4" draw:text-style-name="MP9" draw:layer="backgroundobjects" drawooo:display="none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5" draw:text-style-name="MP10" draw:layer="backgroundobjects" drawooo:display="none" svg:width="26.923cm" svg:height="14.659cm" svg:x="0.539cm" svg:y="0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6" draw:text-style-name="MP5" draw:layer="backgroundobjects" drawooo:display="none" svg:width="26.293cm" svg:height="14.029cm" svg:x="0.853cm" svg:y="0.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7" draw:text-style-name="MP11" draw:layer="backgroundobjects" svg:width="28.001cm" svg:height="15.751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5" draw:layer="backgroundobjects" svg:width="21.993cm" svg:height="9.894cm" svg:x="3.004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21.351cm" svg:height="9.267cm" svg:x="3.325cm" svg:y="3.2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0" draw:text-style-name="MP12" draw:layer="backgroundobjects" svg:width="4.409cm" svg:height="1.679cm" svg:x="11.795cm" svg:y="2.9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6" draw:style-name="Mgr11">
        <draw:connector draw:name="Straight Connector 16" draw:style-name="Mgr12" draw:text-style-name="MP13" draw:layer="backgroundobjects" draw:type="line" svg:x1="12.057cm" svg:y1="2.911cm" svg:x2="12.057cm" svg:y2="4.318cm" svg:d="M12057 2911v1407" svg:viewBox="0 0 1 1408">
          <text:p/>
        </draw:connector>
        <draw:connector draw:name="Straight Connector 17" draw:style-name="Mgr12" draw:text-style-name="MP13" draw:layer="backgroundobjects" draw:type="line" svg:x1="15.943cm" svg:y1="2.911cm" svg:x2="15.943cm" svg:y2="4.318cm" svg:d="M15943 2911v1407" svg:viewBox="0 0 1 1408">
          <text:p/>
        </draw:connector>
        <draw:connector draw:name="Straight Connector 18" draw:style-name="Mgr12" draw:text-style-name="MP13" draw:layer="backgroundobjects" draw:type="line" svg:x1="12.057cm" svg:y1="4.326cm" svg:x2="15.943cm" svg:y2="4.326cm" svg:d="M12057 4326h3886" svg:viewBox="0 0 3887 1">
          <text:p/>
        </draw:connector>
      </draw:g>
      <draw:frame draw:name="Title 1" presentation:style-name="Mpr17" draw:text-style-name="MP15" draw:layer="backgroundobjects" svg:width="20.518cm" svg:height="5.597cm" svg:x="3.741cm" svg:y="5.156cm" presentation:class="title" presentation:user-transformed="true">
        <draw:text-box>
          <text:p text:style-name="MP14"><text:span text:style-name="MT3">Click to edit master title style</text:span></text:p>
        </draw:text-box>
      </draw:frame>
      <draw:frame draw:name="Date Placeholder 19" presentation:style-name="Mpr18" draw:text-style-name="MP17" draw:layer="backgroundobjects" svg:width="3.569cm" svg:height="1.115cm" svg:x="12.215cm" svg:y="3.08cm" presentation:class="date-time" presentation:user-transformed="true">
        <draw:text-box>
          <text:p text:style-name="MP16"><text:span text:style-name="MT4"><presentation:date-time/></text:span></text:p>
        </draw:text-box>
      </draw:frame>
      <draw:frame presentation:style-name="Title_20_Slide_5f_-outline1" draw:layer="backgroundobjects" svg:width="25.201cm" svg:height="9.135cm" svg:x="1.399cm" svg:y="3.685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21.107cm" svg:height="11.524cm" svg:x="1.679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19" draw:text-style-name="MP2" draw:layer="backgroundobjects" svg:width="10.618cm" svg:height="1.536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9" draw:text-style-name="MP4" draw:layer="backgroundobjects" svg:width="10.618cm" svg:height="1.536cm" svg:x="13.849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0" draw:text-style-name="MP2" draw:layer="backgroundobjects" svg:width="10.618cm" svg:height="1.536cm" svg:x="0cm" svg:y="29.197cm" presentation:class="footer">
          <draw:text-box>
            <text:p text:style-name="MP1"><text:span text:style-name="MT5"><presentation:footer/></text:span></text:p>
          </draw:text-box>
        </draw:frame>
        <draw:frame presentation:style-name="Mpr20" draw:text-style-name="MP4" draw:layer="backgroundobjects" svg:width="10.618cm" svg:height="1.536cm" svg:x="13.849cm" svg:y="29.197cm" presentation:class="page-number">
          <draw:text-box>
            <text:p text:style-name="MP3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00:59:05</meta:creation-date>
    <dc:language>en-US</dc:language>
    <meta:editing-cycles>4</meta:editing-cycles>
    <dc:title>Blueprint Plans</dc:title>
    <meta:editing-duration>PT42M1S</meta:editing-duration>
    <meta:generator>LibreOffice/24.8.3.2$Windows_X86_64 LibreOffice_project/48a6bac9e7e268aeb4c3483fcf825c94556d9f92</meta:generator>
    <dc:date>2024-12-23T22:55:01.785000000</dc:date>
    <meta:document-statistic meta:object-count="101"/>
    <meta:user-defined meta:name="AppVersion">15.0000</meta:user-defined>
  </office:meta>
</office:document-meta>
</file>